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ru" fo:country="RU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-complex="Ari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style:font-name-complex="Arial"/>
    </style:style>
    <style:style style:name="T12" style:family="text">
      <style:text-properties fo:color="#ffffff" style:text-underline-style="solid" style:text-underline-width="auto" style:text-underline-color="font-color" style:font-name-complex="Arial"/>
    </style:style>
    <style:style style:name="T1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4" style:family="text">
      <style:text-properties fo:color="#000000" fo:language="en" fo:country="US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fo:font-weight="normal" style:font-size-asian="12pt" style:font-weight-asian="normal"/>
    </style:style>
    <style:style style:name="T20" style:family="text">
      <style:text-properties fo:font-size="12pt" fo:font-weight="normal" style:font-size-asian="12pt" style:font-weight-asian="normal"/>
    </style:style>
    <style:style style:name="T21" style:family="text">
      <style:text-properties style:text-position="super 65%" fo:font-size="10pt" style:font-size-asian="10pt" style:font-size-complex="10pt"/>
    </style:style>
    <style:style style:name="T22" style:family="text">
      <style:text-properties style:text-position="super 65%" fo:font-size="10pt" fo:language="en" fo:country="US" style:font-size-asian="10pt" style:font-size-complex="10pt"/>
    </style:style>
    <style:style style:name="T23" style:family="text">
      <style:text-properties style:text-position="sub 65%" fo:font-size="10pt" fo:language="en" fo:country="US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6">ПОВЕРКИ</text:span></text:p>
      <text:p text:style-name="P4"/>
      <text:p text:style-name="P5">Измерителя-сигнализатора СРК-АТ2327</text:p>
      <text:p text:style-name="P5">Зав. № <text:span text:style-name="T3">$srk_serial</text:span></text:p>
      <text:p text:style-name="P14"><text:span text:style-name="T13">Измери</text:span><text:span text:style-name="T9">принадлежащего </text:span><text:span text:style-name="T12">.</text:span><text:span text:style-name="T11"> <text:s text:c="105"/></text:span><text:span text:style-name="T12">.</text:span></text:p>
      <text:p text:style-name="P17"/>
      <text:p text:style-name="P24">Поверка проводилась на базе УП «АТОМТЕХ», в нормальных климатических условиях при температуре <text:span text:style-name="T7">Т</text:span> = <text:span text:style-name="T10"><text:s/></text:span><text:span text:style-name="T8">$temp </text:span><text:s/>°<text:span text:style-name="T7">С</text:span>, атмосферном давлении <text:span text:style-name="T7">Р</text:span> = <text:span text:style-name="T10"><text:s text:c="5"/></text:span><text:s/>мм.рт.ст, относительной влажности воздуха <text:span text:style-name="T7">р</text:span> = <text:span text:style-name="T10"><text:s/></text:span><text:span text:style-name="T8">$vlag </text:span><text:s/>%, внешнем фоне γ-излучения <text:span text:style-name="T5">H</text:span>*(10) = <text:span text:style-name="T10"><text:s/></text:span><text:span text:style-name="T8">$bground </text:span><text:s/>нЗв/ч, <text:s/>согласно методике, изложенной в <text:span text:style-name="T15">МП.</text:span><text:span text:style-name="T16">854</text:span><text:span text:style-name="T15">-20</text:span><text:span text:style-name="T16">20</text:span></text:p>
      <text:p text:style-name="P15"><text:span text:style-name="T6">1. С</text:span>редства <text:span text:style-name="T6">поверки</text:span></text:p>
      <text:p text:style-name="P13">а)<text:tab/>Эталонные средства измерений:</text:p>
      <text:p text:style-name="P25">- $facility_src_cs_rus<text:span text:style-name="T14">;</text:span></text:p>
      <text:p text:style-name="P16">2. Поверка блоков детектирования</text:p>
      <text:p text:style-name="P13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6">- контроль работоспособности<text:tab/></text:p>
      <text:p text:style-name="P13"><text:span text:style-name="T6">б</text:span>)<text:tab/><text:span text:style-name="Основной_20_шрифт_20_абзаца"><text:span text:style-name="T17">Определение чувствительности прибора с </text:span></text:span><text:span text:style-name="Основной_20_шрифт_20_абзаца"><text:span text:style-name="T18">$type</text:span></text:span><text:span text:style-name="Основной_20_шрифт_20_абзаца"><text:span text:style-name="T17"> </text:span></text:span><text:span text:style-name="Основной_20_шрифт_20_абзаца"><text:span text:style-name="T18">$container</text:span></text:span></text:p>
      <text:p text:style-name="P18"><text:span text:style-name="Основной_20_шрифт_20_абзаца"><text:span text:style-name="T20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1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1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1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1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1.C2" table:number-rows-spanned="2" office:value-type="string">
            <text:p text:style-name="P22">Абсолютная <text:span text:style-name="T3">погрешность</text:span> <text:span text:style-name="T3">чувствитель-ности</text:span> БД</text:p>
            <text:p text:style-name="P21"><text:span text:style-name="T24">Δ=</text:span><text:span text:style-name="T25">$delt1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1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1.1">
          <table:table-cell table:style-name="t1.A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table-cell table:style-name="t1.B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0">$bg_avr1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1</text:p>
          </table:table-cell>
          <table:table-cell table:style-name="t1.B4" table:number-rows-spanned="5" office:value-type="string">
            <text:p text:style-name="P8">$activity</text:p>
          </table:table-cell>
          <table:table-cell table:style-name="t1.B4" table:number-rows-spanned="5" office:value-type="string">
            <text:p text:style-name="P8">$sence1</text:p>
          </table:table-cell>
          <table:table-cell table:style-name="t1.B4" table:number-rows-spanned="5" office:value-type="string">
            <text:p text:style-name="P8">$pogr1</text:p>
          </table:table-cell>
          <table:table-cell table:style-name="t1.H4" table:number-rows-spanned="5" office:value-type="string">
            <text:p text:style-name="P22">± <text:span text:style-name="T3">$pog_delt1</text:span>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2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2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2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2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2.C2" table:number-rows-spanned="2" office:value-type="string">
            <text:p text:style-name="P22">Абсолютная <text:span text:style-name="T3">погрешность</text:span> <text:span text:style-name="T3">чувствитель-ности</text:span> БД</text:p>
            <text:p text:style-name="P21"><text:span text:style-name="T24">Δ=</text:span><text:span text:style-name="T25">$delt2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2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2.1">
          <table:table-cell table:style-name="t2.A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table-cell table:style-name="t2.B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3">$2-</text:span>11</text:p>
          </table:table-cell>
          <table:table-cell table:style-name="t2.B4" table:number-rows-spanned="5" office:value-type="string">
            <text:p text:style-name="P20">$bg_avr2</text:p>
          </table:table-cell>
          <table:table-cell table:style-name="t2.C4" office:value-type="string">
            <text:p text:style-name="P9"><text:span text:style-name="T3">$2-</text:span>21</text:p>
          </table:table-cell>
          <table:table-cell table:style-name="t2.B4" table:number-rows-spanned="5" office:value-type="string">
            <text:p text:style-name="P11">$sr_avr2</text:p>
          </table:table-cell>
          <table:table-cell table:style-name="t2.B4" table:number-rows-spanned="5" office:value-type="string">
            <text:p text:style-name="P8">$activity</text:p>
          </table:table-cell>
          <table:table-cell table:style-name="t2.B4" table:number-rows-spanned="5" office:value-type="string">
            <text:p text:style-name="P8">$sence2</text:p>
          </table:table-cell>
          <table:table-cell table:style-name="t2.B4" table:number-rows-spanned="5" office:value-type="string">
            <text:p text:style-name="P8">$pogr2</text:p>
          </table:table-cell>
          <table:table-cell table:style-name="t2.H4" table:number-rows-spanned="5" office:value-type="string">
            <text:p text:style-name="P22">± <text:span text:style-name="T3">$pog_delt2</text:span></text:p>
          </table:table-cell>
        </table:table-row>
        <table:table-row table:style-name="t2.1">
          <table:table-cell table:style-name="t2.A4" office:value-type="string">
            <text:p text:style-name="P9"><text:span text:style-name="T3">$2-</text:span>12</text:p>
          </table:table-cell>
          <table:covered-table-cell/>
          <table:table-cell table:style-name="t2.C4" office:value-type="string">
            <text:p text:style-name="P10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3">$2-</text:span>13</text:p>
          </table:table-cell>
          <table:covered-table-cell/>
          <table:table-cell table:style-name="t2.C4" office:value-type="string">
            <text:p text:style-name="P10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0">$2-14</text:p>
          </table:table-cell>
          <table:covered-table-cell/>
          <table:table-cell table:style-name="t2.C4" office:value-type="string">
            <text:p text:style-name="P10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9"><text:span text:style-name="T3">$2-</text:span>15</text:p>
          </table:table-cell>
          <table:covered-table-cell/>
          <table:table-cell table:style-name="t2.C8" office:value-type="string">
            <text:p text:style-name="P9">$<text:span text:style-name="T3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3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3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3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3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3.C2" table:number-rows-spanned="2" office:value-type="string">
            <text:p text:style-name="P22">Абсолютная <text:span text:style-name="T3">погрешность</text:span> <text:span text:style-name="T3">чувствитель-ности</text:span> БД</text:p>
            <text:p text:style-name="P21"><text:span text:style-name="T24">Δ=</text:span><text:span text:style-name="T25">$delt3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3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3.1">
          <table:table-cell table:style-name="t3.A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table-cell table:style-name="t3.B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<text:span text:style-name="T3">$3-</text:span>11</text:p>
          </table:table-cell>
          <table:table-cell table:style-name="t3.B4" table:number-rows-spanned="5" office:value-type="string">
            <text:p text:style-name="P20">$bg_avr3</text:p>
          </table:table-cell>
          <table:table-cell table:style-name="t3.C4" office:value-type="string">
            <text:p text:style-name="P9"><text:span text:style-name="T3">$3-</text:span>2<text:span text:style-name="T3">1</text:span></text:p>
          </table:table-cell>
          <table:table-cell table:style-name="t3.B4" table:number-rows-spanned="5" office:value-type="string">
            <text:p text:style-name="P11">$sr_avr3</text:p>
          </table:table-cell>
          <table:table-cell table:style-name="t3.B4" table:number-rows-spanned="5" office:value-type="string">
            <text:p text:style-name="P8">$activity</text:p>
          </table:table-cell>
          <table:table-cell table:style-name="t3.B4" table:number-rows-spanned="5" office:value-type="string">
            <text:p text:style-name="P8">$sence3</text:p>
          </table:table-cell>
          <table:table-cell table:style-name="t3.B4" table:number-rows-spanned="5" office:value-type="string">
            <text:p text:style-name="P8">$pogr3</text:p>
          </table:table-cell>
          <table:table-cell table:style-name="t3.H4" table:number-rows-spanned="5" office:value-type="string">
            <text:p text:style-name="P22">± <text:span text:style-name="T3">$pog_delt3</text:span></text:p>
          </table:table-cell>
        </table:table-row>
        <table:table-row table:style-name="t3.1">
          <table:table-cell table:style-name="t3.A4" office:value-type="string">
            <text:p text:style-name="P10">$3-12</text:p>
          </table:table-cell>
          <table:covered-table-cell/>
          <table:table-cell table:style-name="t3.C4" office:value-type="string">
            <text:p text:style-name="P10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$<text:span text:style-name="T3">3</text:span>-13</text:p>
          </table:table-cell>
          <table:covered-table-cell/>
          <table:table-cell table:style-name="t3.C4" office:value-type="string">
            <text:p text:style-name="P10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0">$3-14</text:p>
          </table:table-cell>
          <table:covered-table-cell/>
          <table:table-cell table:style-name="t3.C4" office:value-type="string">
            <text:p text:style-name="P10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0">$3-15</text:p>
          </table:table-cell>
          <table:covered-table-cell/>
          <table:table-cell table:style-name="t3.C8" office:value-type="string">
            <text:p text:style-name="P10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4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2">Измеренное значение скорости счета фон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4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4">с</text:span><text:span text:style-name="Основной_20_шрифт_20_абзаца"><text:span text:style-name="T21">-1</text:span></text:span></text:p>
          </table:table-cell>
          <table:covered-table-cell/>
          <table:table-cell table:style-name="t4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4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с</text:span><text:span text:style-name="Основной_20_шрифт_20_абзаца"><text:span text:style-name="T21">-1</text:span></text:span><text:span text:style-name="T24">·кБк</text:span><text:span text:style-name="Основной_20_шрифт_20_абзаца"><text:span text:style-name="T21">-1</text:span></text:span></text:p>
          </table:table-cell>
          <table:table-cell table:style-name="t4.C2" table:number-rows-spanned="2" office:value-type="string">
            <text:p text:style-name="P22">Абсолютная <text:span text:style-name="T3">погрешность</text:span> <text:span text:style-name="T3">чувствитель-ности</text:span> БД</text:p>
            <text:p text:style-name="P21"><text:span text:style-name="T24">Δ=</text:span><text:span text:style-name="T25">$delt4</text:span><text:span text:style-name="T24">-</text:span><text:span text:style-name="Основной_20_шрифт_20_абзаца"><text:span text:style-name="T25">S</text:span></text:span><text:span text:style-name="Основной_20_шрифт_20_абзаца"><text:span text:style-name="T23">p</text:span></text:span><text:span text:style-name="T24">, </text:span>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  <table:table-cell table:style-name="t4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5">с</text:span></text:span><text:span text:style-name="Основной_20_шрифт_20_абзаца"><text:span text:style-name="T22">-1</text:span></text:span><text:span text:style-name="Основной_20_шрифт_20_абзаца"><text:span text:style-name="T25">·</text:span></text:span><text:span text:style-name="T24">кБк</text:span><text:span text:style-name="Основной_20_шрифт_20_абзаца"><text:span text:style-name="T21">-1</text:span></text:span></text:p>
          </table:table-cell>
        </table:table-row>
        <table:table-row table:style-name="t4.1">
          <table:table-cell table:style-name="t4.A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table-cell table:style-name="t4.B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<text:span text:style-name="T3">$4-</text:span>11</text:p>
          </table:table-cell>
          <table:table-cell table:style-name="t4.B4" table:number-rows-spanned="5" office:value-type="string">
            <text:p text:style-name="P20">$bg_avr4</text:p>
          </table:table-cell>
          <table:table-cell table:style-name="t4.C4" office:value-type="string">
            <text:p text:style-name="P9">$<text:span text:style-name="T3">4</text:span>-21</text:p>
          </table:table-cell>
          <table:table-cell table:style-name="t4.B4" table:number-rows-spanned="5" office:value-type="string">
            <text:p text:style-name="P11">$sr_avr4</text:p>
          </table:table-cell>
          <table:table-cell table:style-name="t4.B4" table:number-rows-spanned="5" office:value-type="string">
            <text:p text:style-name="P8">$activity</text:p>
          </table:table-cell>
          <table:table-cell table:style-name="t4.B4" table:number-rows-spanned="5" office:value-type="string">
            <text:p text:style-name="P8">$sence4</text:p>
          </table:table-cell>
          <table:table-cell table:style-name="t4.B4" table:number-rows-spanned="5" office:value-type="string">
            <text:p text:style-name="P8">$pogr4</text:p>
          </table:table-cell>
          <table:table-cell table:style-name="t4.H4" table:number-rows-spanned="5" office:value-type="string">
            <text:p text:style-name="P22">± <text:span text:style-name="T3">$pog_delt4</text:span></text:p>
          </table:table-cell>
        </table:table-row>
        <table:table-row table:style-name="t4.1">
          <table:table-cell table:style-name="t4.A4" office:value-type="string">
            <text:p text:style-name="P10">$4-12</text:p>
          </table:table-cell>
          <table:covered-table-cell/>
          <table:table-cell table:style-name="t4.C4" office:value-type="string">
            <text:p text:style-name="P10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$<text:span text:style-name="T3">4</text:span>-13</text:p>
          </table:table-cell>
          <table:covered-table-cell/>
          <table:table-cell table:style-name="t4.C4" office:value-type="string">
            <text:p text:style-name="P9">$<text:span text:style-name="T3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9"><text:span text:style-name="T3">$4-</text:span>14</text:p>
          </table:table-cell>
          <table:covered-table-cell/>
          <table:table-cell table:style-name="t4.C4" office:value-type="string">
            <text:p text:style-name="P10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0">$4-15</text:p>
          </table:table-cell>
          <table:covered-table-cell/>
          <table:table-cell table:style-name="t4.C8" office:value-type="string">
            <text:p text:style-name="P10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62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srk_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8:29.61</dc:date>
    <meta:editing-duration>P3DT2H22M11S</meta:editing-duration>
    <meta:editing-cycles>315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78" meta:character-count="3005"/>
  </office:meta>
</office:document-meta>
</file>